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2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0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0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9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0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3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1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1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1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1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1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0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5" office:value-type="string">
            <text:p>Write a Java program to convert filmogrpa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4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1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e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6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1/16/2013</text:date>, <text:time>19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3-01-16T19:30:56</dc:date>
    <meta:editing-duration>P1DT8H34M55S</meta:editing-duration>
    <meta:editing-cycles>126</meta:editing-cycles>
    <meta:generator>LibreOffice/3.4$Unix LibreOffice_project/340m1$Build-402</meta:generator>
    <dc:creator>Tyler Hayes</dc:creator>
    <meta:document-statistic meta:table-count="3" meta:cell-count="492" meta:object-count="0"/>
    <meta:user-defined meta:name="Info 1"/>
    <meta:user-defined meta:name="Info 2"/>
    <meta:user-defined meta:name="Info 3"/>
    <meta:user-defined meta:name="Info 4"/>
  </office:meta>
</office:document-meta>
</file>